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color="#0000ff" style:font-name="Calibri"/>
    </style:style>
    <style:style style:name="P5" style:family="paragraph" style:parent-style-name="Standard">
      <style:text-properties fo:color="#0000ff" style:font-name="Calibri"/>
    </style:style>
    <style:style style:name="P6" style:family="paragraph" style:parent-style-name="Standard">
      <style:text-properties fo:color="#dc2300"/>
    </style:style>
    <style:style style:name="P7" style:family="paragraph" style:parent-style-name="Standard">
      <style:text-properties fo:color="#dc2300" style:font-name="Calibri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fo:color="#0000ff" style:font-name="Calibri"/>
    </style:style>
    <style:style style:name="T1" style:family="text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tener el Código Fuente</text:p>
      <text:p text:style-name="P1"/>
      <text:p text:style-name="P1">El código fuente de Haiku se encuentra actualmente en un repositorio de Subversion. El acceso anónimo permitira a cualquiera obtener el código fuente, aunque esta guía tambien provee un metodo de autenticación (no anónimo) para permitir a los colaboradores de Haiku que tengan acceso para realizar cambios en el árbol del código.</text:p>
      <text:p text:style-name="P1"/>
      <text:p text:style-name="P1">Las herramientas no son necesarias cuando se construye desde Haiku, BeOS, o ZETA. Las imágenes preconstruidas de Haiku contienen el software necesario preinstalado. Para BeOS y ZETA, existe un paquete disponible en la pagina de Prerequisitos de Software.</text:p>
      <text:p text:style-name="P1"/>
      <text:p text:style-name="P1">Acceso a SVN – Acceso Anónimo</text:p>
      <text:p text:style-name="P1"/>
      <text:p text:style-name="P1">Acceso a SVN – Colaboradores con permiso de cambios.</text:p>
      <text:p text:style-name="P1"/>
      <text:p text:style-name="P1">Miscelánea</text:p>
      <text:p text:style-name="P1"/>
      <text:p text:style-name="P1"/>
      <text:p text:style-name="Standard">Acceso a SVN – Testers Anónimos</text:p>
      <text:p text:style-name="Standard"/>
      <text:p text:style-name="Standard">Herramientas de Compilación</text:p>
      <text:p text:style-name="Standard"/>
      <text:p text:style-name="Standard">Haiku</text:p>
      <text:p text:style-name="Standard"/>
      <text:p text:style-name="Standard">Acceso a SVN – Colaboradores con permiso de cambios.</text:p>
      <text:p text:style-name="Standard"/>
      <text:p text:style-name="Standard">Herramientas de Compilación</text:p>
      <text:p text:style-name="Standard"/>
      <text:p text:style-name="Standard">Haiku</text:p>
      <text:p text:style-name="Standard"/>
      <text:p text:style-name="Standard"/>
      <text:p text:style-name="P1">Miscelánea</text:p>
      <text:p text:style-name="P1"/>
      <text:p text:style-name="P1">Sistemas de Archivo Sensibles a Mayúsculas</text:p>
      <text:p text:style-name="P1"/>
      <text:p text:style-name="P1">El código fuente de Haiku debe colocarse en un sistema de archivos sensible a mayúsculas</text:p>
      <text:p text:style-name="P1"/>
      <text:p text:style-name="P1">En pocas palabras, un sistema de archivos asi reconoce “ThisIsAFile.txt” y “THISISAFILE.txt” como dos archivos diferentes. Algunos sistemas de archivos que son (o podrian ser) <text:s/>no sensibles a mayúsculas incluyen entre otros FAT32, NTFS, y HFS+. El sistema de archivos HFS+ de Mac OS X <text:s/>por default no es sensible a mayúsculas. Para mayor informacion acerca de como crear un volumen HFS+ sensible a mayúsculas <text:s/>vea este articulo.</text:p>
      <text:p text:style-name="P1"/>
      <text:p text:style-name="P1"/>
      <text:p text:style-name="P1"/>
      <text:p text:style-name="P1"/>
      <text:p text:style-name="P1"/>
      <text:p text:style-name="P1"><text:soft-page-break/>Variable SVN_SSH</text:p>
      <text:p text:style-name="P1"/>
      <text:p text:style-name="P1">Si la cuenta de usuario local es diferente de su usuario en svn.haiku-os.org, la variable SVN_SSH debe establecerse de forma diferente para trabajar usando svn+ssh://</text:p>
      <text:p text:style-name="P1"/>
      <text:p text:style-name="P1">Convertir su repositorio local SVN para usar una url distinta</text:p>
      <text:p text:style-name="P1"/>
      <text:p text:style-name="P1">Si ya ha obtenido el repositorio por medio de SVN y ahora desea usar el protocolo HTTP, puede usar el comando svn switch –relocate. Para mayor información ejecute svn help switch desde un Terminal.</text:p>
      <text:p text:style-name="P1"/>
      <text:p text:style-name="P1">Cambiar Haiku de BerliOS a svn.haiku-os.org</text:p>
      <text:p text:style-name="P1"/>
      <text:p text:style-name="P1">Actualizando los Fuentes</text:p>
      <text:p text:style-name="P1"/>
      <text:p text:style-name="P1">De manera alternativa,se pueden introducir <text:s/>una o multiples rutas <text:s/>a svn update. Esto permitirá ejecuar el siguiente comando desde cualquier directorio. Esto se convierte extremadamente útil is se usa un directorio de objetos externo, o si desea actualizar los directorios de las herramientas de compilacion y de Haiku al mismo tiempo.</text:p>
      <text:p text:style-name="P1"/>
      <text:p text:style-name="P10">Obtener el Código Fuente</text:p>
      <text:p text:style-name="P4"/>
      <text:p text:style-name="P4">El código fuente de Haiku se encuentra actualmente en un repositorio de &lt;a href="http://subversion.org/"&gt;Subversion&lt;/a&gt;. Por medio de acceso anónimo permite obtener el código fuente a cualquiera que lo desee, <text:s/>esta guía tambien provee un metodo de autenticación (no anónimo) para permitir a los colaboradores de Haiku que tengan acceso para realizar cambios en el árbol del código.</text:p>
      <text:p text:style-name="P1"/>
      <text:p text:style-name="P1"/>
      <text:p text:style-name="P4">&lt;div class="box-info"&gt; </text:p>
      <text:p text:style-name="P4">Las herramientas no son necesarias cuando se construye desde Haiku, BeOS, o ZETA. Las imágenes preconstruidas de Haiku contienen el software necesario preinstalado. Para BeOS y ZETA, existe un paquete disponible en la pagina de &lt;a href="/documentos/guia-compilando-haiku/prerequisitos"&gt;Prerequisitos de Software&lt;/a&gt;.&lt;/div&gt;</text:p>
      <text:p text:style-name="P7"/>
      <text:p text:style-name="P1"/>
      <text:p text:style-name="P1">[toc]</text:p>
      <text:p text:style-name="P1"><text:s/></text:p>
      <text:p text:style-name="P1">&lt;p&gt;&lt;a name="anon_access"&gt;&lt;/a&gt;</text:p>
      <text:p text:style-name="P1">&lt;h2&gt;Acceso SVN- Pruebas Anónimas&lt;/h2&gt;</text:p>
      <text:p text:style-name="P1"/>
      <text:p text:style-name="P1">&lt;ul&gt;</text:p>
      <text:p text:style-name="P1">&lt;li&gt;&lt;h3&gt;Herramientas de Compilación&lt;/h3&gt;</text:p>
      <text:p text:style-name="P1"/>
      <text:p text:style-name="P1">&lt;pre class="terminal"&gt;</text:p>
      <text:p text:style-name="P1">svn checkout &lt;a href="http://svn.haiku-os.org/haiku/buildtools/trunk" title="http://svn.haiku-os.org/haiku/buildtools/trunk"&gt;http://svn.haiku-os.org/haiku/buildtools/trunk&lt;/a&gt; haiku/buildtools</text:p>
      <text:p text:style-name="P1">&lt;/pre&gt;&lt;/li&gt; </text:p>
      <text:p text:style-name="P1"/>
      <text:p text:style-name="P1">&lt;li&gt;&lt;h3&gt;Haiku&lt;/h3&gt;</text:p>
      <text:p text:style-name="P1"/>
      <text:p text:style-name="P1">&lt;pre class="terminal"&gt;</text:p>
      <text:p text:style-name="P1">svn checkout &lt;a href="http://svn.haiku-os.org/haiku/haiku/trunk" title="http://svn.haiku-os.org/haiku/haiku/trunk"&gt;http://svn.haiku-os.org/haiku/haiku/trunk&lt;/a&gt; haiku/haiku</text:p>
      <text:p text:style-name="P1">&lt;/pre&gt;&lt;/li&gt; </text:p>
      <text:p text:style-name="P1">&lt;/ul&gt;</text:p>
      <text:p text:style-name="P1"/>
      <text:p text:style-name="P1">&lt;a name="dev_access"&gt;&lt;/a&gt;</text:p>
      <text:p text:style-name="P1">&lt;h2&gt;Acceso SVN – Colaboradores con permisos de cambios&lt;/h2&gt;</text:p>
      <text:p text:style-name="P1"/>
      <text:p text:style-name="P1">&lt;ul&gt;</text:p>
      <text:p text:style-name="P1">&lt;li&gt;&lt;h3&gt;Herramientas de Compilación&lt;/h3&gt;</text:p>
      <text:p text:style-name="P1"/>
      <text:p text:style-name="P1">&lt;pre class="terminal"&gt;</text:p>
      <text:p text:style-name="P1">svn checkout svn+ssh:&lt;a href="mailto://username@svn.haiku"&gt;&amp;#47;&amp;#47;&amp;#117;&amp;#115;&amp;#101;&amp;#114;&amp;#110;&amp;#97;&amp;#109;<text:soft-page-break/>&amp;#101;&amp;#64;&amp;#115;&amp;#118;&amp;#110;&amp;#46;&amp;#104;&amp;#97;&amp;#105;&amp;#107;&amp;#117;&lt;/a&gt;-os.org/srv/svn/repos/haiku/buildtools/trunk haiku/buildtools</text:p>
      <text:p text:style-name="P1">&lt;/pre&gt;&lt;/li&gt;</text:p>
      <text:p text:style-name="P1"/>
      <text:p text:style-name="P1">&lt;li&gt;&lt;h3&gt;Haiku:&lt;/h3&gt;</text:p>
      <text:p text:style-name="P1"/>
      <text:p text:style-name="P1">&lt;pre class="terminal"&gt;</text:p>
      <text:p text:style-name="P1">svn checkout svn+ssh:&lt;a href="mailto://username@svn.haiku"&gt;&amp;#47;&amp;#47;&amp;#117;&amp;#115;&amp;#101;&amp;#114;&amp;#110;&amp;#97;&amp;#109;&amp;#101;&amp;#64;&amp;#115;&amp;#118;&amp;#110;&amp;#46;&amp;#104;&amp;#97;&amp;#105;&amp;#107;&amp;#117;&lt;/a&gt;-os.org/srv/svn/repos/haiku/haiku/trunk haiku/haiku</text:p>
      <text:p text:style-name="P1">&lt;/pre&gt;&lt;/li&gt;</text:p>
      <text:p text:style-name="P1">&lt;/ul&gt;</text:p>
      <text:p text:style-name="P1"/>
      <text:p text:style-name="P1">&lt;h2&gt;Miscelánea&lt;/h2&gt;</text:p>
      <text:p text:style-name="P1"/>
      <text:p text:style-name="P4">&lt;ul&gt;</text:p>
      <text:p text:style-name="P4">&lt;li&gt;&lt;h3&gt;Sistemas de Archivo Sensibles a Mayúsculas&lt;/h3&gt;</text:p>
      <text:p text:style-name="P4"/>
      <text:p text:style-name="P4">&lt;div class="box-warning"&gt;</text:p>
      <text:p text:style-name="P4">El código fuente de Haiku debe colocarse en un sistema de archivos sensible a mayúsculas</text:p>
      <text:p text:style-name="P4"/>
      <text:p text:style-name="P4">En pocas palabras, un sistema de archivos asi reconoce “ThisIsAFile.txt” y “THISISAFILE.txt” como dos archivos diferentes. Algunos sistemas de archivos que son (o podrian ser) <text:s/>no sensibles a mayúsculas incluyen entre otros FAT32, NTFS, y HFS+. El sistema de archivos HFS+ de Mac OS X <text:s/>por default no es sensible a mayúsculas. Para mayor informacion acerca de como crear un volumen HFS+ sensible a mayúsculas <text:s/>vea &lt;a href="http://www.haiku-os.org/node/2301#part_diskimage"&gt;este articulo&lt;/a&gt;.&lt;/div&gt;&lt;/li&gt;</text:p>
      <text:p text:style-name="P1"/>
      <text:p text:style-name="P1"/>
      <text:p text:style-name="P1">&lt;li&gt;&lt;h3&gt;Variable SVN_SSH&lt;/h3&gt;</text:p>
      <text:p text:style-name="P1"/>
      <text:p text:style-name="P1">Si la cuenta de usuario local es diferente de su usuario en svn.haiku-os.org, la variable SVN_SSH debe establecerse de forma diferente para trabajar usando &lt;span class="cli"&gt;svn+ssh://&lt;/span&gt;.</text:p>
      <text:p text:style-name="P1"/>
      <text:p text:style-name="P1">&lt;pre class="terminal"&gt;export SVN_SSH="ssh -l developername"&lt;/pre&gt;&lt;/li&gt; </text:p>
      <text:p text:style-name="P1"/>
      <text:p text:style-name="P1">&lt;li&gt;&lt;h3&gt;Convertir su repositorio local SVN para usar una &amp;lt;url&amp;gt; alternativa &lt;/h3&gt;</text:p>
      <text:p text:style-name="P1"/>
      <text:p text:style-name="P1">Si obtuvo el repositorio por medio de SVN y ahora desea usar el protocolo HTTP, puede usar el comando &lt;span class="cli"&gt;svn switch --relocate&lt;/span&gt;. Para mayor información ejecute &lt;span class="cli"&gt;svn help switch&lt;/span&gt; desde un Terminal.</text:p>
      <text:p text:style-name="P1"/>
      <text:p text:style-name="P1">&lt;h4&gt;Cambiar el repositorio de <text:s/>Haiku desde BerliOS a svn.haiku-os.org&lt;/h4&gt;</text:p>
      <text:p text:style-name="P1"/>
      <text:p text:style-name="P1">&lt;pre class="terminal"&gt;</text:p>
      <text:p text:style-name="P1"><text:soft-page-break/>cd path/haiku/haiku/</text:p>
      <text:p text:style-name="P1">svn switch --relocate svn://svn.berlios.de/haiku/haiku/trunk &lt;a href="http://svn.haiku-os.org/haiku/haiku/trunk" title="http://svn.haiku-os.org/haiku/haiku/trunk"&gt;http://svn.haiku-os.org/haiku/haiku/trunk&lt;/a&gt; </text:p>
      <text:p text:style-name="P1">&lt;/pre&gt;&lt;/li&gt;</text:p>
      <text:p text:style-name="P1"/>
      <text:p text:style-name="P1">&lt;li&gt;&lt;h3&gt;Actualizando los Fuentes&lt;/h3&gt;</text:p>
      <text:p text:style-name="P1"/>
      <text:p text:style-name="P1">&lt;pre class="terminal"&gt;</text:p>
      <text:p text:style-name="P1">cd /path/haiku/haiku</text:p>
      <text:p text:style-name="P1">svn update</text:p>
      <text:p text:style-name="P1">&lt;/pre&gt;</text:p>
      <text:p text:style-name="P1">De manera alternativa,se pueden introducir <text:s/>una o multiples rutas <text:s/>a &lt;span class="cli"&gt;svn update&lt;/span&gt;. Esto permitirá ejecuar el siguiente comando desde cualquier directorio. Esto se convierte extremadamente útil is se usa un &lt;a href="/guides/building/configure/different-generated"&gt;directorio de objetos externo&lt;/a&gt;, o si desea actualizar los directorios de las herramientas de compilacion y de Haiku al mismo tiempo.</text:p>
      <text:p text:style-name="P1"><text:s/></text:p>
      <text:p text:style-name="P1">&lt;pre class="terminal"&gt;svn update /path/haiku/haiku /path/haiku/buildtools&lt;/pre&gt;&lt;/li&gt;</text:p>
      <text:p text:style-name="P1">&lt;/ul&gt;</text:p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2-03T21:09:06.25</meta:creation-date>
    <dc:date>2011-02-05T11:58:00.30</dc:date>
    <meta:editing-duration>PT01H19M41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6" meta:paragraph-count="78" meta:word-count="788" meta:character-count="6513"/>
    <meta:user-defined meta:name="Información 1"/>
    <meta:user-defined meta:name="Información 2"/>
    <meta:user-defined meta:name="Información 3"/>
    <meta:user-defined meta:name="Información 4"/>
  </office:meta>
</office:document-meta>
</file>